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4.57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name-complex="Times" style:font-size-complex="12pt" style:font-style-complex="italic" style:font-weight-complex="bold"/>
    </style:style>
    <style:style style:name="ce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visibility="collapse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Any acadèmic</text:p>
          </table:table-cell>
          <table:table-cell table:style-name="ce1"/>
          <table:table-cell table:style-name="ce3" office:value-type="string">
            <text:p>2010-11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Assignatura</text:p>
          </table:table-cell>
          <table:table-cell table:style-name="ce1"/>
          <table:table-cell table:style-name="ce3" office:value-type="string">
            <text:p>20355 - Aplicacions Estadístique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Grup</text:p>
          </table:table-cell>
          <table:table-cell table:style-name="ce1"/>
          <table:table-cell table:style-name="ce3" office:value-type="string">
            <text:p>Grup 1, 2S, GEED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1" table:number-columns-repeated="2"/>
          <table:table-cell table:style-name="ce4" office:value-type="string">
            <text:p>ASSIGNACIÓ PARÀMETRES PRÀCTIQUES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Ordre</text:p>
          </table:table-cell>
          <table:table-cell table:style-name="ce2" office:value-type="string">
            <text:p>Identificació</text:p>
          </table:table-cell>
          <table:table-cell table:style-name="ce5" office:value-type="string">
            <text:p>Nom</text:p>
          </table:table-cell>
          <table:table-cell table:style-name="ce7" office:value-type="string">
            <text:p>Any-inici</text:p>
          </table:table-cell>
          <table:table-cell table:style-name="ce7" office:value-type="string">
            <text:p>Any-Fi</text:p>
          </table:table-cell>
          <table:table-cell table:style-name="ce9" office:value-type="string">
            <text:p>Variable 1</text:p>
          </table:table-cell>
          <table:table-cell table:style-name="ce9" office:value-type="string">
            <text:p>Variable 2</text:p>
          </table:table-cell>
          <table:table-cell table:number-columns-repeated="4"/>
          <table:table-cell table:style-name="ce12" office:value-type="string">
            <text:p><text:span text:style-name="T1">Tipus de variables:</text:span>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1536713R</text:p>
          </table:table-cell>
          <table:table-cell table:style-name="ce6" office:value-type="string">
            <text:p>Adrover Serra, Toni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8]&gt;=2010; 2009; [.I8])" office:value-type="float" office:value="2009">
            <text:p>2009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1">
            <text:p>1</text:p>
          </table:table-cell>
          <table:table-cell table:formula="of:=IF([.F8]=[.G8];&quot;ALARMA&quot;;&quot;&quot;)">
            <text:p/>
          </table:table-cell>
          <table:table-cell table:formula="of:=[.D8]+RANDBETWEEN(4;6)" office:value-type="float" office:value="2009">
            <text:p>2009</text:p>
          </table:table-cell>
          <table:table-cell table:number-columns-repeated="2"/>
          <table:table-cell office:value-type="string">
            <text:p>1- Total edificis nova planta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43041981B</text:p>
          </table:table-cell>
          <table:table-cell table:style-name="ce6" office:value-type="string">
            <text:p>Amengual Jiménez, José María</text:p>
          </table:table-cell>
          <table:table-cell table:style-name="ce8" table:formula="of:=RANDBETWEEN(2000;2004)" office:value-type="float" office:value="2000">
            <text:p>2000</text:p>
          </table:table-cell>
          <table:table-cell table:style-name="ce8" table:formula="of:=IF([.I9]&gt;=2010; 2009; [.I9])" office:value-type="float" office:value="2006">
            <text:p>2006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9]=[.G9];&quot;ALARMA&quot;;&quot;&quot;)">
            <text:p/>
          </table:table-cell>
          <table:table-cell table:formula="of:=[.D9]+RANDBETWEEN(4;6)" office:value-type="float" office:value="2006">
            <text:p>2006</text:p>
          </table:table-cell>
          <table:table-cell table:number-columns-repeated="2"/>
          <table:table-cell office:value-type="string">
            <text:p>2- Total edificis residencials</text:p>
          </table:table-cell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43126022X</text:p>
          </table:table-cell>
          <table:table-cell table:style-name="ce6" office:value-type="string">
            <text:p>Amengual Riquelme, Eva Gloria</text:p>
          </table:table-cell>
          <table:table-cell table:style-name="ce8" table:formula="of:=RANDBETWEEN(2000;2004)" office:value-type="float" office:value="2003">
            <text:p>2003</text:p>
          </table:table-cell>
          <table:table-cell table:style-name="ce8" table:formula="of:=IF([.I10]&gt;=2010; 2009; [.I10])" office:value-type="float" office:value="2009">
            <text:p>2009</text:p>
          </table:table-cell>
          <table:table-cell table:style-name="ce10" table:formula="of:=RANDBETWEEN(1;4)" office:value-type="float" office:value="2">
            <text:p>2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10]=[.G10];&quot;ALARMA&quot;;&quot;&quot;)">
            <text:p/>
          </table:table-cell>
          <table:table-cell table:formula="of:=[.D10]+RANDBETWEEN(4;6)" office:value-type="float" office:value="2009">
            <text:p>2009</text:p>
          </table:table-cell>
          <table:table-cell table:number-columns-repeated="2"/>
          <table:table-cell office:value-type="string">
            <text:p>3- Edificis a rehabilitar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43196603G</text:p>
          </table:table-cell>
          <table:table-cell table:style-name="ce6" office:value-type="string">
            <text:p>Balaguer Reig, Marc</text:p>
          </table:table-cell>
          <table:table-cell table:style-name="ce8" table:formula="of:=RANDBETWEEN(2000;2004)" office:value-type="float" office:value="2001">
            <text:p>2001</text:p>
          </table:table-cell>
          <table:table-cell table:style-name="ce8" table:formula="of:=IF([.I11]&gt;=2010; 2009; [.I11])" office:value-type="float" office:value="2006">
            <text:p>2006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11]=[.G11];&quot;ALARMA&quot;;&quot;&quot;)">
            <text:p/>
          </table:table-cell>
          <table:table-cell table:formula="of:=[.D11]+RANDBETWEEN(4;6)" office:value-type="float" office:value="2006">
            <text:p>2006</text:p>
          </table:table-cell>
          <table:table-cell table:number-columns-repeated="2"/>
          <table:table-cell office:value-type="string">
            <text:p>4- Edificis a demolir</text:p>
          </table:table-cell>
          <table:table-cell table:number-columns-repeated="101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37338971N</text:p>
          </table:table-cell>
          <table:table-cell table:style-name="ce6" office:value-type="string">
            <text:p>Ballesteros Borrego, Antonio</text:p>
          </table:table-cell>
          <table:table-cell table:style-name="ce8" table:formula="of:=RANDBETWEEN(2000;2004)" office:value-type="float" office:value="2003">
            <text:p>2003</text:p>
          </table:table-cell>
          <table:table-cell table:style-name="ce8" table:formula="of:=IF([.I12]&gt;=2010; 2009; [.I12])" office:value-type="float" office:value="2007">
            <text:p>2007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12]=[.G12];&quot;ALARMA&quot;;&quot;&quot;)">
            <text:p/>
          </table:table-cell>
          <table:table-cell table:formula="of:=[.D12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43201405E</text:p>
          </table:table-cell>
          <table:table-cell table:style-name="ce6" office:value-type="string">
            <text:p>Barba Castro, Antonio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13]&gt;=2010; 2009; [.I13])" office:value-type="float" office:value="2006">
            <text:p>2006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13]=[.G13];&quot;ALARMA&quot;;&quot;&quot;)">
            <text:p/>
          </table:table-cell>
          <table:table-cell table:formula="of:=[.D13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43125510G</text:p>
          </table:table-cell>
          <table:table-cell table:style-name="ce6" office:value-type="string">
            <text:p>Begazo Meza, Guillermo César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14]&gt;=2010; 2009; [.I14])" office:value-type="float" office:value="2007">
            <text:p>2007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14]=[.G14];&quot;ALARMA&quot;;&quot;&quot;)">
            <text:p/>
          </table:table-cell>
          <table:table-cell table:formula="of:=[.D14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37341615B</text:p>
          </table:table-cell>
          <table:table-cell table:style-name="ce6" office:value-type="string">
            <text:p>Cabanillas González, Sandra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15]&gt;=2010; 2009; [.I15])" office:value-type="float" office:value="2007">
            <text:p>2007</text:p>
          </table:table-cell>
          <table:table-cell table:style-name="ce10" table:formula="of:=RANDBETWEEN(1;4)" office:value-type="float" office:value="4">
            <text:p>4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15]=[.G15];&quot;ALARMA&quot;;&quot;&quot;)">
            <text:p/>
          </table:table-cell>
          <table:table-cell table:formula="of:=[.D15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43165108L</text:p>
          </table:table-cell>
          <table:table-cell table:style-name="ce6" office:value-type="string">
            <text:p>Campos Pérez, José Pedro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16]&gt;=2010; 2009; [.I16])" office:value-type="float" office:value="2009">
            <text:p>2009</text:p>
          </table:table-cell>
          <table:table-cell table:style-name="ce10" table:formula="of:=RANDBETWEEN(1;4)" office:value-type="float" office:value="4">
            <text:p>4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16]=[.G16];&quot;ALARMA&quot;;&quot;&quot;)">
            <text:p/>
          </table:table-cell>
          <table:table-cell table:formula="of:=[.D16]+RANDBETWEEN(4;6)" office:value-type="float" office:value="2009">
            <text:p>2009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78218886A</text:p>
          </table:table-cell>
          <table:table-cell table:style-name="ce6" office:value-type="string">
            <text:p>Cantallops Busquets, Joan</text:p>
          </table:table-cell>
          <table:table-cell table:style-name="ce8" table:formula="of:=RANDBETWEEN(2000;2004)" office:value-type="float" office:value="2000">
            <text:p>2000</text:p>
          </table:table-cell>
          <table:table-cell table:style-name="ce8" table:formula="of:=IF([.I17]&gt;=2010; 2009; [.I17])" office:value-type="float" office:value="2006">
            <text:p>2006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17]=[.G17];&quot;ALARMA&quot;;&quot;&quot;)">
            <text:p/>
          </table:table-cell>
          <table:table-cell table:formula="of:=[.D17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41518409M</text:p>
          </table:table-cell>
          <table:table-cell table:style-name="ce6" office:value-type="string">
            <text:p>Caña Ferrer, Margarita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18]&gt;=2010; 2009; [.I18])" office:value-type="float" office:value="2006">
            <text:p>2006</text:p>
          </table:table-cell>
          <table:table-cell table:style-name="ce10" table:formula="of:=RANDBETWEEN(1;4)" office:value-type="float" office:value="4">
            <text:p>4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18]=[.G18];&quot;ALARMA&quot;;&quot;&quot;)">
            <text:p/>
          </table:table-cell>
          <table:table-cell table:formula="of:=[.D18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43176331H</text:p>
          </table:table-cell>
          <table:table-cell table:style-name="ce6" office:value-type="string">
            <text:p>Capó Priego, Gabriel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19]&gt;=2010; 2009; [.I19])" office:value-type="float" office:value="2009">
            <text:p>2009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19]=[.G19];&quot;ALARMA&quot;;&quot;&quot;)">
            <text:p/>
          </table:table-cell>
          <table:table-cell table:formula="of:=[.D19]+RANDBETWEEN(4;6)" office:value-type="float" office:value="2010">
            <text:p>2010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43133377M</text:p>
          </table:table-cell>
          <table:table-cell table:style-name="ce6" office:value-type="string">
            <text:p>Carcelen Llabrés, José Miguel</text:p>
          </table:table-cell>
          <table:table-cell table:style-name="ce8" table:formula="of:=RANDBETWEEN(2000;2004)" office:value-type="float" office:value="2000">
            <text:p>2000</text:p>
          </table:table-cell>
          <table:table-cell table:style-name="ce8" table:formula="of:=IF([.I20]&gt;=2010; 2009; [.I20])" office:value-type="float" office:value="2006">
            <text:p>2006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20]=[.G20];&quot;ALARMA&quot;;&quot;&quot;)">
            <text:p/>
          </table:table-cell>
          <table:table-cell table:formula="of:=[.D20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43170497A</text:p>
          </table:table-cell>
          <table:table-cell table:style-name="ce6" office:value-type="string">
            <text:p>Colomar Soriano, Carlos</text:p>
          </table:table-cell>
          <table:table-cell table:style-name="ce8" table:formula="of:=RANDBETWEEN(2000;2004)" office:value-type="float" office:value="2001">
            <text:p>2001</text:p>
          </table:table-cell>
          <table:table-cell table:style-name="ce8" table:formula="of:=IF([.I21]&gt;=2010; 2009; [.I21])" office:value-type="float" office:value="2006">
            <text:p>2006</text:p>
          </table:table-cell>
          <table:table-cell table:style-name="ce10" table:formula="of:=RANDBETWEEN(1;4)" office:value-type="float" office:value="4">
            <text:p>4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21]=[.G21];&quot;ALARMA&quot;;&quot;&quot;)">
            <text:p/>
          </table:table-cell>
          <table:table-cell table:formula="of:=[.D21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43201724L</text:p>
          </table:table-cell>
          <table:table-cell table:style-name="ce6" office:value-type="string">
            <text:p>Costa Ramis, Miquela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22]&gt;=2010; 2009; [.I22])" office:value-type="float" office:value="2009">
            <text:p>2009</text:p>
          </table:table-cell>
          <table:table-cell table:style-name="ce10" table:formula="of:=RANDBETWEEN(1;4)" office:value-type="float" office:value="4">
            <text:p>4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22]=[.G22];&quot;ALARMA&quot;;&quot;&quot;)">
            <text:p/>
          </table:table-cell>
          <table:table-cell table:formula="of:=[.D22]+RANDBETWEEN(4;6)" office:value-type="float" office:value="2010">
            <text:p>2010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43222846G</text:p>
          </table:table-cell>
          <table:table-cell table:style-name="ce6" office:value-type="string">
            <text:p>Delgado Tashiguano, Edwin Alejandro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23]&gt;=2010; 2009; [.I23])" office:value-type="float" office:value="2006">
            <text:p>2006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2">
            <text:p>2</text:p>
          </table:table-cell>
          <table:table-cell table:formula="of:=IF([.F23]=[.G23];&quot;ALARMA&quot;;&quot;&quot;)">
            <text:p/>
          </table:table-cell>
          <table:table-cell table:formula="of:=[.D23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47257132K</text:p>
          </table:table-cell>
          <table:table-cell table:style-name="ce6" office:value-type="string">
            <text:p>Edo Guasch, Irene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24]&gt;=2010; 2009; [.I24])" office:value-type="float" office:value="2007">
            <text:p>2007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1">
            <text:p>1</text:p>
          </table:table-cell>
          <table:table-cell table:formula="of:=IF([.F24]=[.G24];&quot;ALARMA&quot;;&quot;&quot;)">
            <text:p/>
          </table:table-cell>
          <table:table-cell table:formula="of:=[.D24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43213887S</text:p>
          </table:table-cell>
          <table:table-cell table:style-name="ce6" office:value-type="string">
            <text:p>Frau Reinés, Juan Miguel</text:p>
          </table:table-cell>
          <table:table-cell table:style-name="ce8" table:formula="of:=RANDBETWEEN(2000;2004)" office:value-type="float" office:value="2003">
            <text:p>2003</text:p>
          </table:table-cell>
          <table:table-cell table:style-name="ce8" table:formula="of:=IF([.I25]&gt;=2010; 2009; [.I25])" office:value-type="float" office:value="2009">
            <text:p>2009</text:p>
          </table:table-cell>
          <table:table-cell table:style-name="ce10" table:formula="of:=RANDBETWEEN(1;4)" office:value-type="float" office:value="2">
            <text:p>2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25]=[.G25];&quot;ALARMA&quot;;&quot;&quot;)">
            <text:p/>
          </table:table-cell>
          <table:table-cell table:formula="of:=[.D25]+RANDBETWEEN(4;6)" office:value-type="float" office:value="2009">
            <text:p>2009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43186304D</text:p>
          </table:table-cell>
          <table:table-cell table:style-name="ce6" office:value-type="string">
            <text:p>Garcia Fluxà, Carlos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26]&gt;=2010; 2009; [.I26])" office:value-type="float" office:value="2009">
            <text:p>2009</text:p>
          </table:table-cell>
          <table:table-cell table:style-name="ce10" table:formula="of:=RANDBETWEEN(1;4)" office:value-type="float" office:value="2">
            <text:p>2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26]=[.G26];&quot;ALARMA&quot;;&quot;&quot;)">
            <text:p/>
          </table:table-cell>
          <table:table-cell table:formula="of:=[.D26]+RANDBETWEEN(4;6)" office:value-type="float" office:value="2009">
            <text:p>2009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43125002W</text:p>
          </table:table-cell>
          <table:table-cell table:style-name="ce6" office:value-type="string">
            <text:p>Jiménez López, Rafael</text:p>
          </table:table-cell>
          <table:table-cell table:style-name="ce8" table:formula="of:=RANDBETWEEN(2000;2004)" office:value-type="float" office:value="2003">
            <text:p>2003</text:p>
          </table:table-cell>
          <table:table-cell table:style-name="ce8" table:formula="of:=IF([.I27]&gt;=2010; 2009; [.I27])" office:value-type="float" office:value="2008">
            <text:p>2008</text:p>
          </table:table-cell>
          <table:table-cell table:style-name="ce10" table:formula="of:=RANDBETWEEN(1;4)" office:value-type="float" office:value="2">
            <text:p>2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27]=[.G27];&quot;ALARMA&quot;;&quot;&quot;)">
            <text:p/>
          </table:table-cell>
          <table:table-cell table:formula="of:=[.D27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43156490A</text:p>
          </table:table-cell>
          <table:table-cell table:style-name="ce6" office:value-type="string">
            <text:p>Jimeno Moya, José Manuel</text:p>
          </table:table-cell>
          <table:table-cell table:style-name="ce8" table:formula="of:=RANDBETWEEN(2000;2004)" office:value-type="float" office:value="2000">
            <text:p>2000</text:p>
          </table:table-cell>
          <table:table-cell table:style-name="ce8" table:formula="of:=IF([.I28]&gt;=2010; 2009; [.I28])" office:value-type="float" office:value="2004">
            <text:p>2004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28]=[.G28];&quot;ALARMA&quot;;&quot;&quot;)">
            <text:p/>
          </table:table-cell>
          <table:table-cell table:formula="of:=[.D28]+RANDBETWEEN(4;6)" office:value-type="float" office:value="2004">
            <text:p>2004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43114393L</text:p>
          </table:table-cell>
          <table:table-cell table:style-name="ce6" office:value-type="string">
            <text:p>Juan Moreno, Pere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29]&gt;=2010; 2009; [.I29])" office:value-type="float" office:value="2006">
            <text:p>2006</text:p>
          </table:table-cell>
          <table:table-cell table:style-name="ce10" table:formula="of:=RANDBETWEEN(1;4)" office:value-type="float" office:value="2">
            <text:p>2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29]=[.G29];&quot;ALARMA&quot;;&quot;&quot;)">
            <text:p/>
          </table:table-cell>
          <table:table-cell table:formula="of:=[.D29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41537934A</text:p>
          </table:table-cell>
          <table:table-cell table:style-name="ce6" office:value-type="string">
            <text:p>Llull Cabrer, Maria Magdalena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30]&gt;=2010; 2009; [.I30])" office:value-type="float" office:value="2008">
            <text:p>2008</text:p>
          </table:table-cell>
          <table:table-cell table:style-name="ce10" table:formula="of:=RANDBETWEEN(1;4)" office:value-type="float" office:value="4">
            <text:p>4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30]=[.G30];&quot;ALARMA&quot;;&quot;&quot;)">
            <text:p/>
          </table:table-cell>
          <table:table-cell table:formula="of:=[.D30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X8329528D</text:p>
          </table:table-cell>
          <table:table-cell table:style-name="ce6" office:value-type="string">
            <text:p>López Molinari, Gabriela</text:p>
          </table:table-cell>
          <table:table-cell table:style-name="ce8" table:formula="of:=RANDBETWEEN(2000;2004)" office:value-type="float" office:value="2001">
            <text:p>2001</text:p>
          </table:table-cell>
          <table:table-cell table:style-name="ce8" table:formula="of:=IF([.I31]&gt;=2010; 2009; [.I31])" office:value-type="float" office:value="2007">
            <text:p>2007</text:p>
          </table:table-cell>
          <table:table-cell table:style-name="ce10" table:formula="of:=RANDBETWEEN(1;4)" office:value-type="float" office:value="4">
            <text:p>4</text:p>
          </table:table-cell>
          <table:table-cell table:style-name="ce10" table:formula="of:=RANDBETWEEN(1;4)" office:value-type="float" office:value="2">
            <text:p>2</text:p>
          </table:table-cell>
          <table:table-cell table:formula="of:=IF([.F31]=[.G31];&quot;ALARMA&quot;;&quot;&quot;)">
            <text:p/>
          </table:table-cell>
          <table:table-cell table:formula="of:=[.D31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43228077Z</text:p>
          </table:table-cell>
          <table:table-cell table:style-name="ce6" office:value-type="string">
            <text:p>López del Amo Franco, Aleix Miquel</text:p>
          </table:table-cell>
          <table:table-cell table:style-name="ce8" table:formula="of:=RANDBETWEEN(2000;2004)" office:value-type="float" office:value="2000">
            <text:p>2000</text:p>
          </table:table-cell>
          <table:table-cell table:style-name="ce8" table:formula="of:=IF([.I32]&gt;=2010; 2009; [.I32])" office:value-type="float" office:value="2005">
            <text:p>2005</text:p>
          </table:table-cell>
          <table:table-cell table:style-name="ce10" table:formula="of:=RANDBETWEEN(1;4)" office:value-type="float" office:value="2">
            <text:p>2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32]=[.G32];&quot;ALARMA&quot;;&quot;&quot;)">
            <text:p/>
          </table:table-cell>
          <table:table-cell table:formula="of:=[.D32]+RANDBETWEEN(4;6)" office:value-type="float" office:value="2005">
            <text:p>2005</text:p>
          </table:table-cell>
          <table:table-cell table:number-columns-repeated="1015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70872229Y</text:p>
          </table:table-cell>
          <table:table-cell table:style-name="ce6" office:value-type="string">
            <text:p>Martín Bermejo, Verónica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33]&gt;=2010; 2009; [.I33])" office:value-type="float" office:value="2009">
            <text:p>2009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1">
            <text:p>1</text:p>
          </table:table-cell>
          <table:table-cell table:formula="of:=IF([.F33]=[.G33];&quot;ALARMA&quot;;&quot;&quot;)">
            <text:p/>
          </table:table-cell>
          <table:table-cell table:formula="of:=[.D33]+RANDBETWEEN(4;6)" office:value-type="float" office:value="2010">
            <text:p>2010</text:p>
          </table:table-cell>
          <table:table-cell table:number-columns-repeated="1015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41536324A</text:p>
          </table:table-cell>
          <table:table-cell table:style-name="ce6" office:value-type="string">
            <text:p>Martínez Bonnín, Eric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34]&gt;=2010; 2009; [.I34])" office:value-type="float" office:value="2008">
            <text:p>2008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34]=[.G34];&quot;ALARMA&quot;;&quot;&quot;)">
            <text:p/>
          </table:table-cell>
          <table:table-cell table:formula="of:=[.D34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43176809J</text:p>
          </table:table-cell>
          <table:table-cell table:style-name="ce6" office:value-type="string">
            <text:p>Muñoz Benavides, Carlos Andrés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35]&gt;=2010; 2009; [.I35])" office:value-type="float" office:value="2009">
            <text:p>2009</text:p>
          </table:table-cell>
          <table:table-cell table:style-name="ce10" table:formula="of:=RANDBETWEEN(1;4)" office:value-type="float" office:value="2">
            <text:p>2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35]=[.G35];&quot;ALARMA&quot;;&quot;&quot;)">
            <text:p/>
          </table:table-cell>
          <table:table-cell table:formula="of:=[.D35]+RANDBETWEEN(4;6)" office:value-type="float" office:value="2009">
            <text:p>2009</text:p>
          </table:table-cell>
          <table:table-cell table:number-columns-repeated="1015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43205123Z</text:p>
          </table:table-cell>
          <table:table-cell table:style-name="ce6" office:value-type="string">
            <text:p>Palou de Comasema Dameto, Pere</text:p>
          </table:table-cell>
          <table:table-cell table:style-name="ce8" table:formula="of:=RANDBETWEEN(2000;2004)" office:value-type="float" office:value="2003">
            <text:p>2003</text:p>
          </table:table-cell>
          <table:table-cell table:style-name="ce8" table:formula="of:=IF([.I36]&gt;=2010; 2009; [.I36])" office:value-type="float" office:value="2007">
            <text:p>2007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36]=[.G36];&quot;ALARMA&quot;;&quot;&quot;)">
            <text:p/>
          </table:table-cell>
          <table:table-cell table:formula="of:=[.D36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43189587A</text:p>
          </table:table-cell>
          <table:table-cell table:style-name="ce6" office:value-type="string">
            <text:p>Payeras Mestre, Francisca Maria</text:p>
          </table:table-cell>
          <table:table-cell table:style-name="ce8" table:formula="of:=RANDBETWEEN(2000;2004)" office:value-type="float" office:value="2001">
            <text:p>2001</text:p>
          </table:table-cell>
          <table:table-cell table:style-name="ce8" table:formula="of:=IF([.I37]&gt;=2010; 2009; [.I37])" office:value-type="float" office:value="2005">
            <text:p>2005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1">
            <text:p>1</text:p>
          </table:table-cell>
          <table:table-cell table:formula="of:=IF([.F37]=[.G37];&quot;ALARMA&quot;;&quot;&quot;)">
            <text:p/>
          </table:table-cell>
          <table:table-cell table:formula="of:=[.D37]+RANDBETWEEN(4;6)" office:value-type="float" office:value="2005">
            <text:p>2005</text:p>
          </table:table-cell>
          <table:table-cell table:number-columns-repeated="1015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43112854K</text:p>
          </table:table-cell>
          <table:table-cell table:style-name="ce6" office:value-type="string">
            <text:p>Peralta Salas, Blas</text:p>
          </table:table-cell>
          <table:table-cell table:style-name="ce8" table:formula="of:=RANDBETWEEN(2000;2004)" office:value-type="float" office:value="2000">
            <text:p>2000</text:p>
          </table:table-cell>
          <table:table-cell table:style-name="ce8" table:formula="of:=IF([.I38]&gt;=2010; 2009; [.I38])" office:value-type="float" office:value="2004">
            <text:p>2004</text:p>
          </table:table-cell>
          <table:table-cell table:style-name="ce10" table:formula="of:=RANDBETWEEN(1;4)" office:value-type="float" office:value="2">
            <text:p>2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38]=[.G38];&quot;ALARMA&quot;;&quot;&quot;)">
            <text:p/>
          </table:table-cell>
          <table:table-cell table:formula="of:=[.D38]+RANDBETWEEN(4;6)" office:value-type="float" office:value="2004">
            <text:p>2004</text:p>
          </table:table-cell>
          <table:table-cell table:number-columns-repeated="1015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43158444W</text:p>
          </table:table-cell>
          <table:table-cell table:style-name="ce6" office:value-type="string">
            <text:p>Perelló Borràs, Joan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39]&gt;=2010; 2009; [.I39])" office:value-type="float" office:value="2008">
            <text:p>2008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39]=[.G39];&quot;ALARMA&quot;;&quot;&quot;)">
            <text:p/>
          </table:table-cell>
          <table:table-cell table:formula="of:=[.D39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43190570C</text:p>
          </table:table-cell>
          <table:table-cell table:style-name="ce6" office:value-type="string">
            <text:p>Pérez Berral, Carlos</text:p>
          </table:table-cell>
          <table:table-cell table:style-name="ce8" table:formula="of:=RANDBETWEEN(2000;2004)" office:value-type="float" office:value="2001">
            <text:p>2001</text:p>
          </table:table-cell>
          <table:table-cell table:style-name="ce8" table:formula="of:=IF([.I40]&gt;=2010; 2009; [.I40])" office:value-type="float" office:value="2005">
            <text:p>2005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2">
            <text:p>2</text:p>
          </table:table-cell>
          <table:table-cell table:formula="of:=IF([.F40]=[.G40];&quot;ALARMA&quot;;&quot;&quot;)">
            <text:p/>
          </table:table-cell>
          <table:table-cell table:formula="of:=[.D40]+RANDBETWEEN(4;6)" office:value-type="float" office:value="2005">
            <text:p>2005</text:p>
          </table:table-cell>
          <table:table-cell table:number-columns-repeated="101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41585990N</text:p>
          </table:table-cell>
          <table:table-cell table:style-name="ce6" office:value-type="string">
            <text:p>Picó Autonell, Marc</text:p>
          </table:table-cell>
          <table:table-cell table:style-name="ce8" table:formula="of:=RANDBETWEEN(2000;2004)" office:value-type="float" office:value="2001">
            <text:p>2001</text:p>
          </table:table-cell>
          <table:table-cell table:style-name="ce8" table:formula="of:=IF([.I41]&gt;=2010; 2009; [.I41])" office:value-type="float" office:value="2006">
            <text:p>2006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41]=[.G41];&quot;ALARMA&quot;;&quot;&quot;)">
            <text:p/>
          </table:table-cell>
          <table:table-cell table:formula="of:=[.D41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43186327D</text:p>
          </table:table-cell>
          <table:table-cell table:style-name="ce6" office:value-type="string">
            <text:p>Puertas Thorborg, Jelle Miguel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42]&gt;=2010; 2009; [.I42])" office:value-type="float" office:value="2009">
            <text:p>2009</text:p>
          </table:table-cell>
          <table:table-cell table:style-name="ce10" table:formula="of:=RANDBETWEEN(1;4)" office:value-type="float" office:value="2">
            <text:p>2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42]=[.G42];&quot;ALARMA&quot;;&quot;&quot;)">
            <text:p/>
          </table:table-cell>
          <table:table-cell table:formula="of:=[.D42]+RANDBETWEEN(4;6)" office:value-type="float" office:value="2009">
            <text:p>2009</text:p>
          </table:table-cell>
          <table:table-cell table:number-columns-repeated="1015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41536896T</text:p>
          </table:table-cell>
          <table:table-cell table:style-name="ce6" office:value-type="string">
            <text:p>Quetglas Molinas, Maria Del Mar</text:p>
          </table:table-cell>
          <table:table-cell table:style-name="ce8" table:formula="of:=RANDBETWEEN(2000;2004)" office:value-type="float" office:value="2003">
            <text:p>2003</text:p>
          </table:table-cell>
          <table:table-cell table:style-name="ce8" table:formula="of:=IF([.I43]&gt;=2010; 2009; [.I43])" office:value-type="float" office:value="2007">
            <text:p>2007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2">
            <text:p>2</text:p>
          </table:table-cell>
          <table:table-cell table:formula="of:=IF([.F43]=[.G43];&quot;ALARMA&quot;;&quot;&quot;)">
            <text:p/>
          </table:table-cell>
          <table:table-cell table:formula="of:=[.D43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46607115F</text:p>
          </table:table-cell>
          <table:table-cell table:style-name="ce6" office:value-type="string">
            <text:p>Recio Soler, Eduardo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44]&gt;=2010; 2009; [.I44])" office:value-type="float" office:value="2009">
            <text:p>2009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3">
            <text:p>3</text:p>
          </table:table-cell>
          <table:table-cell table:formula="of:=IF([.F44]=[.G44];&quot;ALARMA&quot;;&quot;&quot;)">
            <text:p/>
          </table:table-cell>
          <table:table-cell table:formula="of:=[.D44]+RANDBETWEEN(4;6)" office:value-type="float" office:value="2010">
            <text:p>2010</text:p>
          </table:table-cell>
          <table:table-cell table:number-columns-repeated="1015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43081381N</text:p>
          </table:table-cell>
          <table:table-cell table:style-name="ce6" office:value-type="string">
            <text:p>Ribas Pizà, Andrés</text:p>
          </table:table-cell>
          <table:table-cell table:style-name="ce8" table:formula="of:=RANDBETWEEN(2000;2004)" office:value-type="float" office:value="2001">
            <text:p>2001</text:p>
          </table:table-cell>
          <table:table-cell table:style-name="ce8" table:formula="of:=IF([.I45]&gt;=2010; 2009; [.I45])" office:value-type="float" office:value="2007">
            <text:p>2007</text:p>
          </table:table-cell>
          <table:table-cell table:style-name="ce10" table:formula="of:=RANDBETWEEN(1;4)" office:value-type="float" office:value="2">
            <text:p>2</text:p>
          </table:table-cell>
          <table:table-cell table:style-name="ce10" table:formula="of:=RANDBETWEEN(1;4)" office:value-type="float" office:value="1">
            <text:p>1</text:p>
          </table:table-cell>
          <table:table-cell table:formula="of:=IF([.F45]=[.G45];&quot;ALARMA&quot;;&quot;&quot;)">
            <text:p/>
          </table:table-cell>
          <table:table-cell table:formula="of:=[.D45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43213323A</text:p>
          </table:table-cell>
          <table:table-cell table:style-name="ce6" office:value-type="string">
            <text:p>Ripoll Sastre, Antoni</text:p>
          </table:table-cell>
          <table:table-cell table:style-name="ce8" table:formula="of:=RANDBETWEEN(2000;2004)" office:value-type="float" office:value="2001">
            <text:p>2001</text:p>
          </table:table-cell>
          <table:table-cell table:style-name="ce8" table:formula="of:=IF([.I46]&gt;=2010; 2009; [.I46])" office:value-type="float" office:value="2006">
            <text:p>2006</text:p>
          </table:table-cell>
          <table:table-cell table:style-name="ce10" table:formula="of:=RANDBETWEEN(1;4)" office:value-type="float" office:value="4">
            <text:p>4</text:p>
          </table:table-cell>
          <table:table-cell table:style-name="ce10" table:formula="of:=RANDBETWEEN(1;4)" office:value-type="float" office:value="1">
            <text:p>1</text:p>
          </table:table-cell>
          <table:table-cell table:formula="of:=IF([.F46]=[.G46];&quot;ALARMA&quot;;&quot;&quot;)">
            <text:p/>
          </table:table-cell>
          <table:table-cell table:formula="of:=[.D46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43172572P</text:p>
          </table:table-cell>
          <table:table-cell table:style-name="ce6" office:value-type="string">
            <text:p>Riutort Piña, José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47]&gt;=2010; 2009; [.I47])" office:value-type="float" office:value="2008">
            <text:p>2008</text:p>
          </table:table-cell>
          <table:table-cell table:style-name="ce10" table:formula="of:=RANDBETWEEN(1;4)" office:value-type="float" office:value="4">
            <text:p>4</text:p>
          </table:table-cell>
          <table:table-cell table:style-name="ce10" table:formula="of:=RANDBETWEEN(1;4)" office:value-type="float" office:value="1">
            <text:p>1</text:p>
          </table:table-cell>
          <table:table-cell table:formula="of:=IF([.F47]=[.G47];&quot;ALARMA&quot;;&quot;&quot;)">
            <text:p/>
          </table:table-cell>
          <table:table-cell table:formula="of:=[.D47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43225250Q</text:p>
          </table:table-cell>
          <table:table-cell table:style-name="ce6" office:value-type="string">
            <text:p>Tur Oliver, Antonio</text:p>
          </table:table-cell>
          <table:table-cell table:style-name="ce8" table:formula="of:=RANDBETWEEN(2000;2004)" office:value-type="float" office:value="2004">
            <text:p>2004</text:p>
          </table:table-cell>
          <table:table-cell table:style-name="ce8" table:formula="of:=IF([.I48]&gt;=2010; 2009; [.I48])" office:value-type="float" office:value="2009">
            <text:p>2009</text:p>
          </table:table-cell>
          <table:table-cell table:style-name="ce10" table:formula="of:=RANDBETWEEN(1;4)" office:value-type="float" office:value="3">
            <text:p>3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48]=[.G48];&quot;ALARMA&quot;;&quot;&quot;)">
            <text:p/>
          </table:table-cell>
          <table:table-cell table:formula="of:=[.D48]+RANDBETWEEN(4;6)" office:value-type="float" office:value="2010">
            <text:p>2010</text:p>
          </table:table-cell>
          <table:table-cell table:number-columns-repeated="1015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43141668Q</text:p>
          </table:table-cell>
          <table:table-cell table:style-name="ce6" office:value-type="string">
            <text:p>Valiente Cot, Joan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49]&gt;=2010; 2009; [.I49])" office:value-type="float" office:value="2007">
            <text:p>2007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49]=[.G49];&quot;ALARMA&quot;;&quot;&quot;)">
            <text:p/>
          </table:table-cell>
          <table:table-cell table:formula="of:=[.D49]+RANDBETWEEN(4;6)" office:value-type="float" office:value="2007">
            <text:p>2007</text:p>
          </table:table-cell>
          <table:table-cell table:number-columns-repeated="1015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43122519A</text:p>
          </table:table-cell>
          <table:table-cell table:style-name="ce6" office:value-type="string">
            <text:p>Vega Lopez, Antonio</text:p>
          </table:table-cell>
          <table:table-cell table:style-name="ce8" table:formula="of:=RANDBETWEEN(2000;2004)" office:value-type="float" office:value="2002">
            <text:p>2002</text:p>
          </table:table-cell>
          <table:table-cell table:style-name="ce8" table:formula="of:=IF([.I50]&gt;=2010; 2009; [.I50])" office:value-type="float" office:value="2007">
            <text:p>2007</text:p>
          </table:table-cell>
          <table:table-cell table:style-name="ce10" table:formula="of:=RANDBETWEEN(1;4)" office:value-type="float" office:value="4">
            <text:p>4</text:p>
          </table:table-cell>
          <table:table-cell table:style-name="ce10" table:formula="of:=RANDBETWEEN(1;4)" office:value-type="float" office:value="2">
            <text:p>2</text:p>
          </table:table-cell>
          <table:table-cell table:formula="of:=IF([.F50]=[.G50];&quot;ALARMA&quot;;&quot;&quot;)">
            <text:p/>
          </table:table-cell>
          <table:table-cell table:formula="of:=[.D50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X6165937M</text:p>
          </table:table-cell>
          <table:table-cell table:style-name="ce6" office:value-type="string">
            <text:p>Videckis Martini, Gabriel</text:p>
          </table:table-cell>
          <table:table-cell table:style-name="ce8" table:formula="of:=RANDBETWEEN(2000;2004)" office:value-type="float" office:value="2000">
            <text:p>2000</text:p>
          </table:table-cell>
          <table:table-cell table:style-name="ce8" table:formula="of:=IF([.I51]&gt;=2010; 2009; [.I51])" office:value-type="float" office:value="2006">
            <text:p>2006</text:p>
          </table:table-cell>
          <table:table-cell table:style-name="ce10" table:formula="of:=RANDBETWEEN(1;4)" office:value-type="float" office:value="1">
            <text:p>1</text:p>
          </table:table-cell>
          <table:table-cell table:style-name="ce10" table:formula="of:=RANDBETWEEN(1;4)" office:value-type="float" office:value="4">
            <text:p>4</text:p>
          </table:table-cell>
          <table:table-cell table:formula="of:=IF([.F51]=[.G51];&quot;ALARMA&quot;;&quot;&quot;)">
            <text:p/>
          </table:table-cell>
          <table:table-cell table:formula="of:=[.D51]+RANDBETWEEN(4;6)" office:value-type="float" office:value="2006">
            <text:p>2006</text:p>
          </table:table-cell>
          <table:table-cell table:number-columns-repeated="1015"/>
        </table:table-row>
        <table:table-row table:style-name="ro4" table:number-rows-repeated="6548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-X="1" style:scale-to-Y="1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/02/2011</text:date>, <text:time>11:50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2-22T11:50:24.39</dc:date>
    <meta:generator>OpenOffice.org/3.0$Win32 OpenOffice.org_project/300m15$Build-9379</meta:generator>
    <meta:editing-duration>PT00H45M11S</meta:editing-duration>
    <meta:editing-cycles>1</meta:editing-cycles>
    <meta:document-statistic meta:table-count="1" meta:cell-count="415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